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6.822cm" fo:min-width="6.572cm"/>
    </style:style>
    <style:style style:name="gr2" style:family="graphic" style:parent-style-name="standard">
      <style:graphic-properties draw:textarea-horizontal-align="justify" draw:textarea-vertical-align="middle" draw:auto-grow-height="false" fo:min-height="1.306cm" fo:min-width="1.198cm"/>
    </style:style>
    <style:style style:name="gr3" style:family="graphic" style:parent-style-name="standard">
      <style:graphic-properties draw:fill-color="#ff3333" draw:textarea-horizontal-align="justify" draw:textarea-vertical-align="middle" draw:auto-grow-height="false" fo:min-height="1.306cm" fo:min-width="1.198cm"/>
    </style:style>
    <style:style style:name="gr4" style:family="graphic" style:parent-style-name="standard">
      <style:graphic-properties draw:fill-color="#ffff00" draw:textarea-horizontal-align="justify" draw:textarea-vertical-align="middle" draw:auto-grow-height="false" fo:min-height="1.306cm" fo:min-width="1.19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2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4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6cm"/>
    </style:style>
    <style:style style:name="gr8" style:family="graphic" style:parent-style-name="standard">
      <style:graphic-properties draw:fill="none" draw:textarea-vertical-align="middle" draw:auto-grow-height="false" fo:min-height="2.974cm" fo:min-width="0cm"/>
    </style:style>
    <style:style style:name="gr9" style:family="graphic" style:parent-style-name="standard">
      <style:graphic-properties draw:fill="none" draw:textarea-vertical-align="middle" draw:auto-grow-height="false" fo:min-height="6.196cm" fo:min-width="0.118cm"/>
    </style:style>
    <style:style style:name="gr10" style:family="graphic" style:parent-style-name="standard">
      <style:graphic-properties draw:fill="none" draw:textarea-vertical-align="middle" draw:auto-grow-height="false" fo:min-height="4.112cm" fo:min-width="0.00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3" style:family="graphic">
      <style:graphic-properties style:protect="size"/>
    </style:style>
    <style:style style:name="pr1" style:family="presentation" style:parent-style-name="Predefinito-notes">
      <style:graphic-properties draw:fill-color="#ffffff" fo:min-height="13.364cm"/>
    </style:style>
    <style:style style:name="co1" style:family="table-column">
      <style:table-column-properties style:column-width="3.872cm" style:use-optimal-column-width="false"/>
    </style:style>
    <style:style style:name="co2" style:family="table-column">
      <style:table-column-properties style:column-width="3.873cm" style:use-optimal-column-width="false"/>
    </style:style>
    <style:style style:name="co3" style:family="table-column">
      <style:table-column-properties style:column-width="3.871cm" style:use-optimal-column-width="false"/>
    </style:style>
    <style:style style:name="co4" style:family="table-column">
      <style:table-column-properties style:column-width="7.049cm" style:use-optimal-column-width="false"/>
    </style:style>
    <style:style style:name="co5" style:family="table-column">
      <style:table-column-properties style:column-width="10.697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cm"/>
    </style:style>
    <style:style style:name="ro3" style:family="table-row">
      <style:table-row-properties style:row-height="1.999cm"/>
    </style:style>
    <style:style style:name="ro4" style:family="table-row">
      <style:table-row-properties style:row-height="2.007cm"/>
    </style:style>
    <style:style style:name="ro5" style:family="table-row">
      <style:table-row-properties style:row-height="2.887cm"/>
    </style:style>
    <style:style style:name="ro6" style:family="table-row">
      <style:table-row-properties style:row-height="3.131cm"/>
    </style:style>
    <style:style style:name="ro7" style:family="table-row">
      <style:table-row-properties style:row-height="1.17cm"/>
    </style:style>
    <style:style style:name="ro8" style:family="table-row">
      <style:table-row-properties style:row-height="1.26cm"/>
    </style:style>
    <style:style style:name="ro9" style:family="table-row">
      <style:table-row-properties style:row-height="1.27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3333"/>
      <style:paragraph-properties fo:text-align="center"/>
    </style:style>
    <style:style style:name="P4" style:family="paragraph">
      <loext:graphic-properties draw:fill-color="#ffff00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custom-shape draw:style-name="gr1" draw:text-style-name="P1" draw:layer="layout" svg:width="10cm" svg:height="10cm" svg:x="0.8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0cm" svg:height="10cm" svg:x="11.2cm" svg:y="-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0cm" svg:height="10cm" svg:x="-0.2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4cm" svg:height="2.2cm" svg:x="12.8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4cm" svg:height="2.2cm" svg:x="31.4cm" svg:y="-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4cm" svg:height="2.2cm" svg:x="2.8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4cm" svg:height="2.2cm" svg:x="16cm" svg:y="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4cm" svg:height="2.2cm" svg:x="13.6cm" svg:y="-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4cm" svg:height="2.2cm" svg:x="6.4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4cm" svg:height="2.2cm" svg:x="2.8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4cm" svg:height="2.2cm" svg:x="2.2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4cm" svg:height="2.2cm" svg:x="5.4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4cm" svg:height="2.2cm" svg:x="5.6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4cm" svg:height="2.2cm" svg:x="2.8cm" svg:y="1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4cm" svg:height="2.2cm" svg:x="1.4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2.826cm" svg:height="0.962cm" svg:x="6cm" svg:y="1.6cm">
          <draw:text-box>
            <text:p>1 Rossa</text:p>
          </draw:text-box>
        </draw:frame>
        <draw:frame draw:style-name="gr6" draw:text-style-name="P5" draw:layer="layout" svg:width="1.946cm" svg:height="0.962cm" svg:x="16.6cm" svg:y="-0.4cm">
          <draw:text-box>
            <text:p>2 Blu</text:p>
          </draw:text-box>
        </draw:frame>
        <draw:frame draw:style-name="gr7" draw:text-style-name="P5" draw:layer="layout" svg:width="2.686cm" svg:height="0.962cm" svg:x="5.654cm" svg:y="11.638cm">
          <draw:text-box>
            <text:p>3 Verde</text:p>
          </draw:text-box>
        </draw:frame>
        <draw:frame draw:style-name="standard" draw:layer="layout" svg:width="11.615cm" svg:height="22.762cm" svg:x="10.672cm" svg:y="9.0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/>
              <table:table-cell/>
              <table:table-cell/>
            </table:table-row>
            <table:table-row table:style-name="ro2" table:default-cell-style-name="gray2">
              <table:table-cell>
                <text:p>ghtygjtugjg</text:p>
              </table:table-cell>
              <table:table-cell>
                <text:p>Marco CP<text:line-break/>Antonio AU<text:line-break/>Michele</text:p>
                <text:p>Gino</text:p>
              </table:table-cell>
              <table:table-cell>
                <text:p>02/03 08:00<text:line-break/>02/03 14:44</text:p>
              </table:table-cell>
            </table:table-row>
            <table:table-row table:style-name="ro3" table:default-cell-style-name="gray1">
              <table:table-cell>
                <text:p>tpirpiorwtoiwrto</text:p>
              </table:table-cell>
              <table:table-cell>
                <text:p>Michele CP</text:p>
                <text:p>Giulio AU</text:p>
                <text:p>Antonio2</text:p>
              </table:table-cell>
              <table:table-cell>
                <text:p>02/03 08:00</text:p>
                <text:p>-</text:p>
              </table:table-cell>
            </table:table-row>
            <table:table-row table:style-name="ro3" table:default-cell-style-name="gray2">
              <table:table-cell>
                <text:p>scajadkjcajkafkjha</text:p>
              </table:table-cell>
              <table:table-cell>
                <text:p>Peppe CP</text:p>
                <text:p>Cleto AU</text:p>
                <text:p>Gianni</text:p>
              </table:table-cell>
              <table:table-cell>
                <text:p>02/03 08:00</text:p>
                <text:p>-</text:p>
              </table:table-cell>
            </table:table-row>
            <table:table-row table:style-name="ro3" table:default-cell-style-name="gray1">
              <table:table-cell>
                <text:p>ghtygjtugjg</text:p>
              </table:table-cell>
              <table:table-cell>
                <text:p>Marco CP<text:line-break/>Antonio AU<text:line-break/>Michele</text:p>
                <text:p>Paolo</text:p>
              </table:table-cell>
              <table:table-cell>
                <text:p>02/03 14:45</text:p>
                <text:p>-</text:p>
              </table:table-cell>
            </table:table-row>
            <table:table-row table:style-name="ro3" table:default-cell-style-name="gray2">
              <table:table-cell>
                <text:p>45fuhiw</text:p>
              </table:table-cell>
              <table:table-cell>
                <text:p>Elio CP</text:p>
                <text:p>Giacomo A</text:p>
                <text:p>Gennaro</text:p>
              </table:table-cell>
              <table:table-cell>
                <text:p>-</text:p>
                <text:p>-</text:p>
              </table:table-cell>
            </table:table-row>
            <table:table-row table:style-name="ro3" table:default-cell-style-name="gray1">
              <table:table-cell>
                <text:p>ogijwwoij</text:p>
              </table:table-cell>
              <table:table-cell>
                <text:p>Gigi CP</text:p>
                <text:p>Iolanda A</text:p>
                <text:p>Matteo</text:p>
              </table:table-cell>
              <table:table-cell>
                <text:p>-</text:p>
                <text:p>-</text:p>
              </table:table-cell>
            </table:table-row>
            <table:table-row table:style-name="ro3" table:default-cell-style-name="gray2">
              <table:table-cell/>
              <table:table-cell/>
              <table:table-cell/>
            </table:table-row>
            <table:table-row table:style-name="ro3" table:default-cell-style-name="gray1">
              <table:table-cell/>
              <table:table-cell/>
              <table:table-cell/>
            </table:table-row>
            <table:table-row table:style-name="ro4" table:default-cell-style-name="gray2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7.745cm" svg:height="13.199cm" svg:x="27.6cm" svg:y="4.427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5" table:default-cell-style-name="gray3">
              <table:table-cell>
                <text:p>ghtygjtugjg</text:p>
              </table:table-cell>
              <table:table-cell>
                <text:p>1 Rossa</text:p>
                <text:p>Inizio servizio previsto: 02/02 08:00</text:p>
                <text:p>Fine servizio previsto: 02/02 20:00</text:p>
              </table:table-cell>
            </table:table-row>
            <table:table-row table:style-name="ro6" table:default-cell-style-name="gray2">
              <table:table-cell>
                <text:p>tpirpiorwtoiwrto</text:p>
              </table:table-cell>
              <table:table-cell>
                <text:p>2 Blu</text:p>
                <text:p>Inizio servizio previsto: 02/02 08:00</text:p>
                <text:p>Fine servizio previsto: 02/02 20:00</text:p>
              </table:table-cell>
            </table:table-row>
            <table:table-row table:style-name="ro7" table:default-cell-style-name="gray1">
              <table:table-cell>
                <text:p>scajadkjcajkafkjha</text:p>
              </table:table-cell>
              <table:table-cell>
                <text:p>3 Verde</text:p>
                <text:p>Inizio servizio previsto: 02/02 08:00</text:p>
                <text:p>Fine servizio previsto: 02/02 20:00</text:p>
              </table:table-cell>
            </table:table-row>
            <table:table-row table:style-name="ro8" table:default-cell-style-name="gray2">
              <table:table-cell>
                <text:p>45fuhiw</text:p>
              </table:table-cell>
              <table:table-cell>
                <text:p>1 Gialla<text:line-break/>Inizio servizio previsto: 02/02 20:00</text:p>
                <text:p>Fine servizio previsto: 03/02 08:00</text:p>
              </table:table-cell>
            </table:table-row>
            <table:table-row table:style-name="ro9" table:default-cell-style-name="gray1">
              <table:table-cell>
                <text:p>ogijwwoij</text:p>
              </table:table-cell>
              <table:table-cell>
                <text:p>2 Amaranto<text:line-break/>Inizio servizio previsto: 02/02 20:00</text:p>
                <text:p>Fine servizio previsto: 03/02 08:00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2" draw:text-style-name="P2" draw:layer="layout" svg:width="2.4cm" svg:height="2.2cm" svg:x="16.4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2cm" svg:height="3.4cm" svg:x="22.6cm" svg:y="9.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9" draw:text-style-name="P6" draw:layer="layout" svg:width="1.713cm" svg:height="6.8cm" svg:x="22.287cm" svg:y="13.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0" draw:text-style-name="P6" draw:layer="layout" svg:width="1.4cm" svg:height="4.6cm" svg:x="22.6cm" svg:y="20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5" draw:layer="layout" svg:width="2.335cm" svg:height="0.962cm" svg:x="24.8cm" svg:y="23cm">
          <draw:text-box>
            <text:p>Futuro</text:p>
          </draw:text-box>
        </draw:frame>
        <draw:frame draw:style-name="gr12" draw:text-style-name="P5" draw:layer="layout" svg:width="4.013cm" svg:height="1.673cm" svg:x="24.587cm" svg:y="16.4cm">
          <draw:text-box>
            <text:p>Presente</text:p>
          </draw:text-box>
        </draw:frame>
        <draw:frame draw:style-name="gr12" draw:text-style-name="P5" draw:layer="layout" svg:width="4.013cm" svg:height="1.673cm" svg:x="24.2cm" svg:y="10.327cm">
          <draw:text-box>
            <text:p>Passato</text:p>
          </draw:text-box>
        </draw:frame>
        <draw:custom-shape draw:style-name="gr1" draw:text-style-name="P1" draw:layer="layout" svg:width="10cm" svg:height="10cm" svg:x="-10.2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4cm" svg:height="2.2cm" svg:x="-8.2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2.826cm" svg:height="0.962cm" svg:x="-5cm" svg:y="4.2cm">
          <draw:text-box>
            <text:p>1 Rossa</text:p>
          </draw:text-box>
        </draw:fram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3T11:55:38.449000000</meta:creation-date>
    <dc:date>2017-02-06T12:24:42.935000000</dc:date>
    <meta:editing-duration>PT47M51S</meta:editing-duration>
    <meta:editing-cycles>7</meta:editing-cycles>
    <meta:generator>LibreOffice/5.1.6.2$Windows_x86 LibreOffice_project/07ac168c60a517dba0f0d7bc7540f5afa45f0909</meta:generator>
    <meta:document-statistic meta:object-count="53"/>
  </office:meta>
</office:document-meta>
</file>